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harter" svg:font-family="Charter, Georgia, serif"/>
    <style:font-face style:name="Helvetica" svg:font-family="Helvetica, Arial, sans-serif"/>
    <style:font-face style:name="Mangal1" svg:font-family="Mangal"/>
    <style:font-face style:name="Open Sans" svg:font-family="'Open Sans', 'Helvetica Neue', Helvetica, Arial, sans-serif"/>
    <style:font-face style:name="OpenSansRegular" svg:font-family="OpenSansRegular, Arial, Helvetica, sans-serif"/>
    <style:font-face style:name="Source Sans Pro" svg:font-family="'Source Sans Pro', Calibri, Candar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officeooo:rsid="0006babc" officeooo:paragraph-rsid="0006babc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paragraph-rsid="0005e2c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38cd6" officeooo:paragraph-rsid="00038cd6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38cd6" officeooo:paragraph-rsid="0004e3e7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4e3e7" officeooo:paragraph-rsid="0004e3e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51023" officeooo:paragraph-rsid="00051023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5e2ce" officeooo:paragraph-rsid="0005e2c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officeooo:rsid="0006babc" officeooo:paragraph-rsid="0006babc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style:text-underline-style="none" fo:font-weight="bold" officeooo:rsid="0006babc" officeooo:paragraph-rsid="0006bab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fo:font-weight="bold" officeooo:rsid="0005e2ce" officeooo:paragraph-rsid="0005e2c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2a6099" style:font-name="Liberation Sans" fo:font-size="12pt" fo:font-weight="normal" officeooo:rsid="0005e2ce" officeooo:paragraph-rsid="0005e2c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2a6099" style:font-name="Liberation Sans" fo:font-size="12pt" fo:letter-spacing="normal" fo:font-style="normal" fo:font-weight="normal" officeooo:paragraph-rsid="0002b011" style:font-size-asian="12pt" style:font-size-complex="12pt"/>
    </style:style>
    <style:style style:name="T1" style:family="text">
      <style:text-properties fo:font-variant="normal" fo:text-transform="none" fo:color="#333333" fo:font-size="12pt" fo:letter-spacing="normal" fo:font-style="normal"/>
    </style:style>
    <style:style style:name="T2" style:family="text">
      <style:text-properties fo:font-variant="normal" fo:text-transform="none" fo:color="#333333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333333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fo:font-size="12pt" fo:letter-spacing="normal" fo:font-style="normal" style:text-underline-style="none" style:font-size-asian="12pt" style:font-size-complex="12pt"/>
    </style:style>
    <style:style style:name="T5" style:family="text">
      <style:text-properties fo:font-variant="normal" fo:text-transform="none" fo:color="#333333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fo:font-size="12pt" fo:letter-spacing="normal" fo:font-style="normal" fo:font-weight="bold"/>
    </style:style>
    <style:style style:name="T7" style:family="text">
      <style:text-properties fo:font-variant="normal" fo:text-transform="none" fo:color="#333333" style:font-name="Open Sans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Charter" fo:font-size="15.75pt" fo:letter-spacing="normal" fo:font-style="normal" style:text-underline-style="solid" style:text-underline-type="double" style:text-underline-width="auto" style:text-underline-color="font-color" fo:font-weight="normal"/>
    </style:style>
    <style:style style:name="T9" style:family="text">
      <style:text-properties fo:font-variant="normal" fo:text-transform="none" fo:color="#333333" style:font-name="Charter" fo:font-size="15.75pt" fo:letter-spacing="normal" fo:font-style="normal" fo:font-weight="normal"/>
    </style:style>
    <style:style style:name="T10" style:family="text">
      <style:text-properties fo:font-variant="normal" fo:text-transform="none" fo:color="#333333" style:font-name="Charter" fo:font-size="15.75pt" fo:letter-spacing="normal" fo:font-style="normal" style:text-underline-style="none" fo:font-weight="normal"/>
    </style:style>
    <style:style style:name="T11" style:family="text">
      <style:text-properties fo:font-variant="normal" fo:text-transform="none" fo:color="#333333" style:font-name="Charter" fo:letter-spacing="normal" fo:font-style="normal" style:text-underline-style="none" fo:font-weight="normal"/>
    </style:style>
    <style:style style:name="T12" style:family="text">
      <style:text-properties fo:font-variant="normal" fo:text-transform="none" fo:color="#333333" style:font-name="Charter" fo:font-size="12pt" fo:letter-spacing="normal" fo:font-style="normal" style:text-underline-style="none" fo:font-weight="normal" style:font-size-asian="12pt" style:font-size-complex="12pt"/>
    </style:style>
    <style:style style:name="T13" style:family="text">
      <style:text-properties fo:font-variant="normal" fo:text-transform="none" style:font-name="Helvetica" fo:font-size="12.75pt" fo:letter-spacing="normal" fo:font-style="normal" fo:font-weight="normal"/>
    </style:style>
    <style:style style:name="T14" style:family="text">
      <style:text-properties fo:font-variant="normal" fo:text-transform="none" fo:color="#2a6099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a6099" fo:letter-spacing="normal" fo:font-style="normal"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2a6099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font-size="12pt" fo:letter-spacing="normal" fo:font-style="normal"/>
    </style:style>
    <style:style style:name="T20" style:family="text">
      <style:text-properties fo:font-variant="normal" fo:text-transform="none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font-size="12.75pt" fo:letter-spacing="normal" fo:font-style="normal" fo:font-weight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2a6099" style:font-name="Liberation Sans" fo:language="es" fo:country="ES"/>
    </style:style>
    <style:style style:name="T25" style:family="text">
      <style:text-properties fo:color="#2a6099" style:font-name="Liberation Sans" fo:font-size="11pt" fo:language="es" fo:country="ES" style:font-size-asian="11pt" style:font-size-complex="11pt"/>
    </style:style>
    <style:style style:name="T26" style:family="text">
      <style:text-properties fo:color="#2a6099" style:font-name="Liberation Sans" fo:font-size="12pt" fo:language="es" fo:country="ES" style:font-size-asian="12pt" style:font-size-complex="12pt"/>
    </style:style>
    <style:style style:name="T27" style:family="text">
      <style:text-properties fo:color="#2a6099" fo:font-size="12pt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fo:color="#2a6099" fo:language="es" fo:country="ES"/>
    </style:style>
    <style:style style:name="T29" style:family="text">
      <style:text-properties fo:color="#2a6099" style:text-underline-style="none" fo:font-weight="normal" style:font-weight-asian="normal" style:font-weight-complex="normal"/>
    </style:style>
    <style:style style:name="T30" style:family="text">
      <style:text-properties fo:color="#2a6099" fo:font-size="11pt" style:text-underline-style="none" fo:font-weight="normal" style:font-size-asian="11pt" style:font-weight-asian="normal" style:font-size-complex="11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 loext:padding="0cm" loext:border="none"/>
    </style:style>
    <style:style style:name="T33" style:family="text">
      <style:text-properties fo:font-size="12pt" style:text-underline-style="none" style:font-size-asian="12pt" style:font-size-complex="12pt"/>
    </style:style>
    <style:style style:name="T3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fo:font-size="11pt" style:font-size-asian="11pt" style:font-size-complex="11pt"/>
    </style:style>
    <style:style style:name="T38" style:family="text">
      <style:text-properties style:font-name="Liberation Sans" fo:font-size="12pt" style:font-size-asian="12pt" style:font-size-complex="12pt"/>
    </style:style>
    <style:style style:name="T39" style:family="text">
      <style:text-properties loext:padding="0cm" loext:border="none"/>
    </style:style>
    <style:style style:name="T40" style:family="text">
      <style:text-properties style:text-underline-style="solid" style:text-underline-type="double" style:text-underline-width="auto" style:text-underline-color="font-color"/>
    </style:style>
    <style:style style:name="T41" style:family="text">
      <style:text-properties officeooo:rsid="0006bab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1">CUESTIONARIO DNS</text:span> </text:p>
      <text:p text:style-name="P2"/>
      <text:p text:style-name="P2">1.¿Qué significan las siglas DNS?</text:p>
      <text:p text:style-name="P5">Domain Name Server</text:p>
      <text:p text:style-name="P2"/>
      <text:p text:style-name="P4"><text:span text:style-name="T38">2. Explica qué es un FQDN. Explica el FQDN </text:span><text:a xlink:type="simple" xlink:href="https://informatica.edu.gva.es/" text:style-name="Internet_20_link" text:visited-style-name="Visited_20_Internet_20_Link"><text:span text:style-name="T38">https://informatica.edu.gva.es</text:span></text:a></text:p>
      <text:p text:style-name="P5">El término Fully Qualified Domain Name (FQDN) se refiere a la dirección completa y única necesaria para tener presencia en Internet. Está compuesta por el nombre de host y el de dominio y se utiliza para localizar hosts específicos en Internet </text:p>
      <text:p text:style-name="P5">https://informatica.edu.gva.es → es es un TLD (top level domain) apartir de ahi hay un dominio gva y dentro de este otro llamado edu y por último informatica es el host donde se encuentra la web</text:p>
      <text:p text:style-name="P2"/>
      <text:p text:style-name="P2">3. Da ejemplos de dominios de Nivel Superior y explícalos.</text:p>
      <text:p text:style-name="P5">Ejemplos: .es, .com, .org …</text:p>
      <text:p text:style-name="P5">Es la más alta categoría de los FQDN que es traducida a direcciones IP por los DNS oficiales de Internet. Los nombres servidos por los DNS oficiales son administrados por la Internet Corporation for Assigned Names and Numbers (ICANN). </text:p>
      <text:p text:style-name="P2"/>
      <text:p text:style-name="P2">4. Funciones del servidor DNS</text:p>
      <text:p text:style-name="P4"><text:span text:style-name="Strong_20_Emphasis"><text:span text:style-name="T26">Resolución de nombres: </text:span></text:span><text:span text:style-name="T26">Mediante esta acción podemos dar una dirección IP a un nombre de host completo.</text:span></text:p>
      <text:p text:style-name="P4"><text:span text:style-name="Strong_20_Emphasis"><text:span text:style-name="T26">Resolución de direcciones: </text:span></text:span><text:span text:style-name="T26">Al contrario de la acción anterior, ésta consiste en otorgar un nombre de host a una dirección IP suministrada por el administrador de red</text:span></text:p>
      <text:p text:style-name="P4"><text:span text:style-name="Strong_20_Emphasis"><text:span text:style-name="T26">Resolución de servidores de correo: </text:span></text:span><text:span text:style-name="T26">Podemos crear un servidor de correo electrónico utilizando este servicio, a partir de una dirección IP suministrada por el administrador del sistema. </text:span></text:p>
      <text:p text:style-name="P2"/>
      <text:p text:style-name="P2">5. ¿Cómo funciona una consulta DNS?</text:p>
      <text:p text:style-name="P5"><text:span text:style-name="T18">El primer paso, es indicar a un navegador la dirección web a la cual deseamos ingresar. Una vez hecho esto, el navegador realiza una búsqueda a través de la red en los servidores disponibles que tengan dicho host name.</text:span></text:p>
      <text:p text:style-name="P5"><text:span text:style-name="T18">Al encontrarse el servidor DNS que aloja el sitio, éste le envía al navegador la dirección IP en la cual se encuentra alojada la página web o la información que estamos buscando. Con esta información, el navegador envía una petición de acceso al servidor web que tiene alojada la página. El web Server otorga permiso de conexión y podemos acceder a la página web en cuestión de minutos. </text:span></text:p>
      <text:p text:style-name="P5"/>
      <text:p text:style-name="P2">6. Tipos de servidores DNS</text:p>
      <text:p text:style-name="P16"><text:span text:style-name="T32">Primarios o maestros</text:span><text:span text:style-name="T39">: Guardan los datos de un espacio de nombres en sus ficheros</text:span></text:p>
      <text:p text:style-name="P16"><text:span text:style-name="T32">Secundarios o esclavos</text:span><text:span text:style-name="T39">: Obtienen los datos de los servidores primarios a través de una transferencia de zona.</text:span><text:line-break/><text:span text:style-name="T32">Locales o caché</text:span><text:span text:style-name="T39">: Funcionan con el mismo software, pero no contienen la base de datos para la resolución de nombres. Cuando se les realiza una consulta, estos a su vez consultan a los servidores DNS correspondientes, almacenando la respuesta en su base de datos para agilizar la repetición de estas peticiones en el futuro continuo o libre</text:span> </text:p>
      <text:p text:style-name="P2"/>
      <text:p text:style-name="P2"><text:soft-page-break/>7. Una resolución que obtiene un nombre DNS de un equipo a partir de su dirección IP se dice que es una resolución…</text:p>
      <text:p text:style-name="P7">Resolución inversa</text:p>
      <text:p text:style-name="P2"/>
      <text:p text:style-name="P2">8. El comando específico de Linux que se puede usar en modo interactivo para enviar consultas DNS a servidores DNS es…</text:p>
      <text:p text:style-name="P9">dig</text:p>
      <text:p text:style-name="P3"/>
      <text:p text:style-name="P2">9. El comando para Linux y Windows que se puede usar en modo interactivo para enviar consultas DNS a servidores DNS es…</text:p>
      <text:p text:style-name="P8">nslookup</text:p>
      <text:p text:style-name="P2"/>
      <text:p text:style-name="P2">10.Para especificar en la zona DNS “ies.org” que el ordenador “info” es un servidor de correo, hay que añadir en la zona el registro…</text:p>
      <text:p text:style-name="P9">MX</text:p>
      <text:p text:style-name="P2"/>
      <text:p text:style-name="P2">11.El tipo de registro de recursos que sirve para indicar que un equipo es el servidor DNS de una zona es:</text:p>
      <text:p text:style-name="P9">NS</text:p>
      <text:p text:style-name="P2"/>
      <text:p text:style-name="P2">12.En la declaración de una resolución inversa para direcciones IP pertenecientes a la dirección de red 192.168.10.0/20 el nombre de zona será:</text:p>
      <text:p text:style-name="P12">10.168.192.in-addr.arpa</text:p>
      <text:p text:style-name="P2"/>
      <text:p text:style-name="P2">13.En la declaración de una resolución inversa para direcciones IP pertenecientes a la dirección de red 170.16.0.0/16 (es una clase B) el nombre de zona será:</text:p>
      <text:p text:style-name="P12">170.16.in-addr.arpa</text:p>
      <text:p text:style-name="P2"/>
      <text:p text:style-name="P2">14.En los sistemas Linux se establecen los servidores DNS utilizados por un equipo para que se encarguen de la resolución de nombres en el archivo /etc/resolv.conf ¿Verdadero o falso?</text:p>
      <text:p text:style-name="P10">Verdadero</text:p>
      <text:p text:style-name="P2"/>
      <text:p text:style-name="P2">15.Un registro CNAME contiene..</text:p>
      <text:p text:style-name="P10">Un alias a un registro A</text:p>
      <text:p text:style-name="P2"/>
      <text:p text:style-name="P2">16.¿Qué función tiene un servidor DNS reenviador?</text:p>
      <text:p text:style-name="P5"><text:span text:style-name="T18">Un reenviador es un servidor de Sistema de nombres de dominio (DNS) de una red que reenvía consultas DNS para nombres DNS externos a servidores DNS que están fuera de esa red. Además, puede reenviar consultas en función de los nombres de dominio específicos mediante reenviadores condicionales</text:span> </text:p>
      <text:p text:style-name="P2"/>
      <text:p text:style-name="P2">17.El servidor DNS se comunica con los clientes usando el protocolo:puerto…</text:p>
      <text:p text:style-name="P11">TCP:53</text:p>
      <text:p text:style-name="P11">UDP:53</text:p>
      <text:p text:style-name="P2"/>
      <text:p text:style-name="P2">18.Dominio raíz y la ICANN</text:p>
      <text:p text:style-name="P6">Es la más alta categoría de los FQDN que es traducida a direcciones IP por los DNS oficiales de Internet. Los nombres servidos por los DNS oficiales son administrados por la Internet Corporation for Assigned Names and Numbers (ICANN). </text:p>
      <text:p text:style-name="P2"><text:soft-page-break/></text:p>
      <text:p text:style-name="P2">19.Ejemplos de servidores de nombres</text:p>
      <text:p text:style-name="P14"><text:span text:style-name="T41">D</text:span>ynadot</text:p>
      <text:p text:style-name="P15"><text:span text:style-name="T17">ns1.dynadot.com</text:span><text:line-break/><text:span text:style-name="T17">ns2.dynadot.com</text:span> </text:p>
      <text:p text:style-name="P13">Google</text:p>
      <text:p text:style-name="P1"><text:span text:style-name="Strong_20_Emphasis"><text:span text:style-name="T14">8.8.8.8</text:span></text:span></text:p>
      <text:p text:style-name="P1"><text:span text:style-name="Strong_20_Emphasis"><text:span text:style-name="T14">8.8.4.4</text:span></text:span><text:span text:style-name="T27"> </text:span></text:p>
      <text:p text:style-name="P2"/>
      <text:p text:style-name="P2">20.¿Qué significa que un servidor es autorizado (authoritative) en una respuesta a una consulta DNS? </text:p>
      <text:p text:style-name="P12">Que ha resulto la consulta sin necesidad de buscar en otro servi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harter" svg:font-family="Charter, Georgia, serif"/>
    <style:font-face style:name="Helvetica" svg:font-family="Helvetica, Arial, sans-serif"/>
    <style:font-face style:name="Mangal1" svg:font-family="Mangal"/>
    <style:font-face style:name="Open Sans" svg:font-family="'Open Sans', 'Helvetica Neue', Helvetica, Arial, sans-serif"/>
    <style:font-face style:name="OpenSansRegular" svg:font-family="OpenSansRegular, Arial, Helvetica, sans-serif"/>
    <style:font-face style:name="Source Sans Pro" svg:font-family="'Source Sans Pro', Calibri, Candar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2-09T18:39:31.565000000</dc:date>
    <meta:editing-duration>PT12M26S</meta:editing-duration>
    <meta:editing-cycles>2</meta:editing-cycles>
    <meta:document-statistic meta:table-count="0" meta:image-count="0" meta:object-count="0" meta:page-count="3" meta:paragraph-count="52" meta:word-count="788" meta:character-count="4745" meta:non-whitespace-character-count="3998"/>
  </office:meta>
</office:document-meta>
</file>